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3" style:family="paragraph" style:parent-style-name="Standard">
      <style:paragraph-properties fo:line-height="100%" fo:text-align="justify" style:justify-single-word="false" style:writing-mode="rl-tb"/>
      <style:text-properties style:font-name="XB Zar" fo:font-size="13pt" fo:font-weight="normal" fo:background-color="transparent" style:font-size-asian="13pt" style:font-weight-asian="normal" style:font-name-complex="XB Zar" style:font-size-complex="13pt" style:font-weight-complex="normal"/>
    </style:style>
    <style:style style:name="P4" style:family="paragraph" style:parent-style-name="Standard">
      <style:paragraph-properties fo:line-height="100%" fo:text-align="justify" style:justify-single-word="false" style:writing-mode="rl-tb"/>
    </style:style>
    <style:style style:name="P5" style:family="paragraph" style:parent-style-name="Standard">
      <style:paragraph-properties fo:line-height="100%" fo:text-align="justify" style:justify-single-word="false" style:writing-mode="rl-tb"/>
      <style:text-properties style:font-name="XB Zar" fo:font-size="13pt" fo:font-weight="normal" fo:background-color="transparent" style:font-size-asian="13pt" style:font-weight-asian="normal" style:font-name-complex="XB Zar" style:font-size-complex="13pt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T1" style:family="text">
      <style:text-properties style:font-name="XB Zar" fo:font-size="13pt" fo:font-weight="normal" fo:background-color="transparent" style:font-size-asian="13pt" style:font-weight-asian="normal" style:font-name-complex="XB Zar" style:font-size-complex="13pt" style:font-weight-complex="normal"/>
    </style:style>
    <style:style style:name="T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یش‌گفتار</text:p>
      <text:p text:style-name="P2"/>
      <text:p text:style-name="P2"/>
      <text:p text:style-name="P2">در بحث‌هایی که در حوزه‌ی لینوکس و توزیع‌های گنو/لینوکس پیش می‌آید، معمولاً سؤال می‌کنند که چه منبع آموزشی برای لینوکس می‌شناسم و با مکث می‌گویم: «برای شروع منبع خاصی نمی‌توانم معرفی کنم که به زبان فارسی باشد و برای عموم نوشته شده باشد». تا اینکه به فکر نوشتن کتاب پیش‌رو افتادم و با مطرح کردن پیشنهادم در یکی از جلسه‌های لاگ کرج، با استقبال همه‌ی دوستان مواجه شدم. ابتدا تصمیم بر این بود که کتاب جامعی نوشته شود و در مورد مباحث فنی در آن سخن به میان آید، اما پس از توافق روی فهرست مطالب و نظرخواهی از دوستان در مورد آن، در هنگام نوشتن متوجه شدم که بیان برخی مطالب و ساده‌سازی آنها، مشکل است. بنابراین تصمیم گرفتم که رویه‌ی نوشتن را تغییر دهم. پس از آن مطالب را با دقت بیشتری انتخاب کردم و دست به نوشتن زدم. ابتدای کار کمی مشکل بود اما پس از گذشت زمان روش کار را آموختم و از آن در تمام قسمت‌های کتاب استفاده کردم. کتاب پیش‌رو پس از گذشت زمان و نسخه‌خوانی در اختیار شما قرار گرفته است.</text:p>
      <text:p text:style-name="P2">در این عصر تابستان، به این می‌اندیشم که این کتاب روزی گره از‍ کار هموطنانم باز خواهد کرد و هدف از نوشتن این کتاب، غیر از این نبوده است.</text:p>
      <text:p text:style-name="P2">ممکن است که این سؤال پیش آید که لاگ چیست. لاگ<text:note text:id="ftn1" text:note-class="footnote"><text:note-citation>1</text:note-citation><text:note-body><text:p text:style-name="Footnote">Linux User Group (LUG)</text:p></text:note-body></text:note> یا گروه کاربران لینوکس به گروه یا اجتماعی گفته می‌شود که اعضای آن علاقه‌ی مشترکی را دنبال می‌کنند که همان لینوکس است. در اینجا مصداق، سیستم‌عامل گنو/لینوکس است. چون لینوکس فقط به هسته‌ی<text:note text:id="ftn2" text:note-class="footnote"><text:note-citation>2</text:note-citation><text:note-body><text:p text:style-name="Footnote">Kernel</text:p></text:note-body></text:note> سیستم‌عامل گفته می‌شود، بنابراین از نام گروه کاربران گنو/لینوکس نیز استفاده می‌شود. این گروه معمولاً غیرانتفاعی است و با هدف پشتیبانی و آموزش کاربران گنو/لینوکس به‌خصوص کاربران تازه‌کار تشکیل شده است. البته اهداف لاگ بنا به نیازهای اعضا و محل لاگ تغییر می‌کند. این گروه معمولاً محلی است و قرارهای ملاقات، حضوری برگزار می‌شود. در لاگ‌ها مدیریت مرکزی وجود ندارد و اعضای لاگ، آنرا مدیریت می‌کنند.</text:p>
      <text:p text:style-name="P2">در جهان لاگ‌های بسیاری وجود دارد که قدیمی‌ترین آن‌ها لاگ سیلیکون ولی<text:note text:id="ftn3" text:note-class="footnote"><text:note-citation>3</text:note-citation><text:note-body><text:p text:style-name="Footnote">Silicon Valley</text:p></text:note-body></text:note> است. در ایران نیز لاگ‌های زیادی در استان‌ها و شهرهای مختلف وجود دارد که از آن جمله به لاگ کرج، تهران، اصفهان، مشهد، گیلان، گلستان، خوزستان، یزد، زنجان و تبریز می‌توان اشاره کرد که آدرس وب‌سایت آن‌ها در پیوست <text:s/>۲ همین کتاب آمده است. جلسات لاگ‌ها معمولاً هر هفته یا هر دو هفته یکبار برگزار می‌شود و در آن در مورد مسائل فنی مرتبط با گنو/لینوکس و نرم‌افزارهای آزاد بحث به میان می‌آید. لاگ‌ها هیچ هدف سیاسی را دنبال نمی‌کنند و صرفاً نهادی اجتماعی هستند که برای پیشرفت شهر یا کشور خود در حوزه‌ی فناوری اطلاعات و ارتباطات فعالیت می‌کنند. البته به دلیل فرهنگ فراگیر نرم‌افزارهای آزاد، کارهایی که در این حوزه‌ی انجام می‌شوند برای تمام مردم جهان کارآمد و قابل استفاده هستند که از آن جمله به پروژه‌های نرم‌افزاری مختلف می‌توان اشاره کرد.</text:p>
      <text:p text:style-name="P2">لاگ کرج در<text:span text:style-name="T2"> روز ششم اردیبهشت ماه سال ۱۳۸۷ خورشیدی آغاز به کار کرد. در اولین جلسه در مورد روند کار لاگ و جلسات آن بحث به میان آمد و قرار شد که هر دو هفته یکبار جلسه‌ای برگزار شود. پس از گذشت مدتی کوتاه و جذب کاربران جدید، رویه‌ی جلسات تغییر کرد و از آن زمان تا کنون تقریباً هر هفته </text:span><text:soft-page-break/><text:span text:style-name="T2">جمعه‌ها </text:span><text:span text:style-name="T2">اعضا در محیطی صمیمی و دوستانه به بحث در رابطه با نرم‌افزارهای آزاد و فناوری‌های جدید می‌پردازند.</text:span></text:p>
      <text:p text:style-name="P3">هر ساله جشنی برای گرامیداشت روز نرم‌افزارهای آزاد (روز آزادی نرم‌افزار) در تمام جهان برگزار می‌شود. معمولاً لاگ‌ها برای برگزاری این جشن تلاش می‌کنند و منابع مختلف دولتی و خصوصی آن‌ها را در این امر حمایت می‌کنند. لاگ کرج هم در سوم مهر ماه سال۱۳۸۹ خورشیدی جشنی در تالار شهیدان نژاد فلاح (کرج) برگزار کرد و در آن اعضای لاگ کرج مطالبی برای آشنایی بیشتر شرکت‌کنندگان ارائه دادند. همچنین نهادهای دولتی و خصوصی این گروه مستقل را حمایت کردند.</text:p>
      <text:p text:style-name="P3">در تاریخ لاگ کرج تا کنون دو کتاب به زبان فارسی و انگلیسی نوشته شده است که کتاب پیش‌رو یکی از آن‌ها است و نیز یک کتاب از زبان انگلیسی به فارسی ترجمه شده است. اعضای این گروه همچنین بیش از ده پروژه‌ی نرم‌افزاری را انجام داده‌اند و در پروژه‌های مطرح نرم‌افزارهای آزاد مانند هسته‌ی لینوکس و سیستم‌عامل دبیان گنو/لینوکس شرکت کرده‌اند. و این روند ادامه دارد.</text:p>
      <text:p text:style-name="P3">در این کتاب که همراه دیسکِ اول سیستم‌عامل دبیان گنو/لینوکس ارائه می‌شود از سیستم‌عامل دبیان گنو/لینوکس نسخه‌ی ۶ برای توضیح مفاهیم و دستورهای مختلف استفاده شده است. این انتخاب دلیل‌های بسیاری دارد:</text:p>
      <text:p text:style-name="P3">۱- کاربران سیستم‌عامل دبیان گنو/لینوکس، آنرا نگهداری و به‌روز می‌کنند.</text:p>
      <text:p text:style-name="P3">۲- پشتیبانی این سیستم‌عامل را کاربران آن برعهده دارند.</text:p>
      <text:p text:style-name="P3">۳- کاربران و سازمان‌های بسیاری از جمله اعضای لاگ کرج از این سیستم‌عامل استفاده می‌کنند.</text:p>
      <text:p text:style-name="P3">۴- بهترین سیستم مدیریت بسته‌های نرم‌افزاری را در جهان دارد.</text:p>
      <text:p text:style-name="P3">۵- نصب آن آسان است و از روش‌های مختلف و بسیاری می‌توان برای نصب استفاده کرد.</text:p>
      <text:p text:style-name="P3">۶- این سیستم‌عامل به‌همراه بیش از ۲۹۰۰۰ بسته‌ی نرم‌افزاری برای انواع کاربردها ارائه می‌شود.</text:p>
      <text:p text:style-name="P3">۷- بسته‌های نرم‌افزاری موجود در این سیستم‌عامل به‌خوبی با آن سازگاری دارند.</text:p>
      <text:p text:style-name="P3">۸- کد منبع این سیستم‌عامل کاملاً در دسترس است.</text:p>
      <text:p text:style-name="P3">۹- به‌روز رسانی سیستم‌عامل و نرم‌افزارهای آن بسیار ساده است.</text:p>
      <text:p text:style-name="P3">۱۰- معماری‌های سخت‌افزاری مختلف را پشتیبانی می‌کند و از سه هسته‌ی سیستم‌عامل استفاده می‌کند.</text:p>
      <text:p text:style-name="P3">۱۱- سیستم پیگیری مشکلات نرم‌افزاری این سیستم‌عامل قوی و در دسترس عموم است.</text:p>
      <text:p text:style-name="P3">۱۲- در مقایسه با برخی سیستم‌عامل‌ها که برای هر منظوری حتی نصب نرم‌افزار باید reboot شوند، سیستم‌عامل دبیان بسیار پایدار است و معمولاً پس از قطع جریان برق یا به‌روز رسانی سخت‌افزاری به reboot نیاز دارد.</text:p>
      <text:p text:style-name="P3">۱۳- چون این سیستم‌عامل بر پایه‌ی گنو/لینوکس است، بسیاری از قابلیت‌های آن‌ها را مانند مدیریت قوی حافظه به ارث برده است.</text:p>
      <text:p text:style-name="P3">۱۴- کاربران گنو/لینوکس بیشتر درایورهای سخت‌افزارها را برنامه‌نویسی می‌کنند و نه شرکت سازنده.</text:p>
      <text:p text:style-name="P3">۱۵- این سیستم‌عامل مانند دیگر نرم‌افزارهای آزاد از امنیت خوبی برخوردار است.</text:p>
      <text:p text:style-name="P3">۱۶- نرم‌افزارهای امنیتی زیادی برای رمزنگاری و … در این سیستم‌عامل وجود دارد.</text:p>
      <text:p text:style-name="P3">۱۷- این سیستم‌عامل از زبان‌های مختلف دنیا از جمله زبان فارسی پشتیبانی می‌کند.</text:p>
      <text:p text:style-name="P3">۱۸- توزیع‌های بسیاری بر پایه‌ی این سیستم‌عامل ارائه شده است که نشان از پایداری، امنیت و کاربری آسان این سیستم‌عامل دارد و از آن جمله می‌توان به سیستم‌عامل اوبونتو اشاره کرد.</text:p>
      <text:p text:style-name="P4"><text:soft-page-break/><text:span text:style-name="T1">امیدوارم پس از خواندن این مطالب شما نیز به جمع استفاده‌کنندگان و کاربران این سیستم‌عامل بپیوندید. البته </text:span><text:span text:style-name="T1">نویسنده، خوانندگان را به استفاده از این سیستم‌عامل توصیه می‌کند.</text:span></text:p>
      <text:p text:style-name="P3">این کتاب طوری طراحی شده است که از آن می‌توانید در محیط واقعی بهره ببرید یعنی از دستورها و مفاهیم موجود در آن می‌توانید برای حل مشکل‌های روزمره استفاده کنید. این کتاب به دو بخش تقسیم می‌شود. بخش اول برای آشنایی کاربران با سیستم‌عامل دبیان گنو/لینوکس، نصب سیستم‌عامل دبیان، کار با محیط گرافیکی آن و معرفی نرم‌افزارهای کاربردی است. توصیه می‌شود اگر آشنایی قبلی با سیستم‌عامل‌های گنو/لینوکس ندارید، از فصل اول شروع به خواندن کنید. بخش دوم به مفاهیم بنیادی سیستم‌عامل‌های گنو/لینوکس و به‌خصوص سیستم‌عامل دبیان اشاره دارد. در این بخش با مفاهیم و دستورهای اولیه، نصب و مدیریت بسته‌های نرم‌افزاری و تنظیمات سخت‌افزارها آشنا خواهید شد. اگر با سیستم‌عامل‌های گنو/لینوکس آشنا هستید از این بخش و فصل پنجم شروع به خواندن کنید. در انتهای بخش دوم در مورد مهاجرت به دنیای گنو/لینوکس و نرم‌افزارهای آزاد بحث شده است. این فصل برای کاربران خانگی و شخصی نوشته شده است. اگر علاقه‌مند به مهاجرت هستید، این فصل را مطالعه کنید.</text:p>
      <text:p text:style-name="P3">در پیوست اول این کتاب در مورد رفع مشکل‌های احتمالی توضیح داده شده است. در پیوست دوم وب‌سایت‌های مرجع برای مطالعه‌ی بیشتر خوانندگان ارائه شده و در پیوست سوم منابع مورد استفاده برای نوشتن این کتاب آمده است. این کتاب برای شروع کار با این سیستم‌عامل نوشته شده و از مطرح کردن هرگونه بحث فنی پیچیده در آن اجتناب شده است. امیدوارم در تمام عرصه‌ها پیروز و سربلند باشی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register-true="tru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register-truth-ref-style-name="Text_20_body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9-02T21:41:44</dc:date>
    <dc:creator>Mostafa Moradian</dc:creator>
    <meta:editing-duration>P1DT4H5M19S</meta:editing-duration>
    <meta:editing-cycles>507</meta:editing-cycles>
    <meta:generator>LibreOffice/3.3$Linux LibreOffice_project/330m19$Build-202</meta:generator>
    <meta:document-statistic meta:table-count="0" meta:image-count="0" meta:object-count="0" meta:page-count="3" meta:paragraph-count="33" meta:word-count="1381" meta:character-count="6884"/>
  </office:meta>
</office:document-meta>
</file>